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tan" table:style-name="ta1">
        <table:shapes>
          <draw:frame draw:z-index="0" draw:style-name="gr1" draw:text-style-name="P1" svg:width="7.5587in" svg:height="4.4232in" svg:x="2.6768in" svg:y="0.1047in">
            <draw:object draw:notify-on-update-of-ranges="valeurstan.A1:valeurstan.A1 valeurstan.A2:valeurstan.A26 valeurstan.B1:valeurstan.B1 valeurstan.B2:valeurstan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TAN</text:p>
          </table:table-cell>
        </table:table-row>
        <table:table-row table:style-name="ro1">
          <table:table-cell office:value-type="float" office:value="-1.5053465" calcext:value-type="float">
            <text:p>-1.5053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.3744469" calcext:value-type="float">
            <text:p>-1.3744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2435472" calcext:value-type="float">
            <text:p>-1.2435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1126475" calcext:value-type="float">
            <text:p>-1.112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174787" calcext:value-type="float">
            <text:p>-0.98174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508482" calcext:value-type="float">
            <text:p>-0.8508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1994853" calcext:value-type="float">
            <text:p>-0.71994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904886" calcext:value-type="float">
            <text:p>-0.58904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5814916" calcext:value-type="float">
            <text:p>-0.45814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724947" calcext:value-type="float">
            <text:p>-0.32724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634977" calcext:value-type="float">
            <text:p>-0.19634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545007" calcext:value-type="float">
            <text:p>-0.06545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5449625" calcext:value-type="float">
            <text:p>0.065449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634932" calcext:value-type="float">
            <text:p>0.19634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724902" calcext:value-type="float">
            <text:p>0.32724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14872" calcext:value-type="float">
            <text:p>0.4581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90484" calcext:value-type="float">
            <text:p>0.5890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94805" calcext:value-type="float">
            <text:p>0.71994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08477" calcext:value-type="float">
            <text:p>0.8508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7474" calcext:value-type="float">
            <text:p>0.9817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12647" calcext:value-type="float">
            <text:p>1.11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5467" calcext:value-type="float">
            <text:p>1.2435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44464" calcext:value-type="float">
            <text:p>1.3744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053461" calcext:value-type="float">
            <text:p>1.5053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362457" calcext:value-type="float">
            <text:p>1.6362457</text:p>
          </table:table-cell>
          <table:table-cell office:value-type="float" office:value="749" calcext:value-type="float">
            <text:p>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09:47:49.132124765</dc:date>
    <dc:creator>Nizar Salah</dc:creator>
    <meta:editing-duration>PT1M53S</meta:editing-duration>
    <meta:editing-cycles>1</meta:editing-cycles>
    <meta:document-statistic meta:table-count="1" meta:cell-count="52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cm" svg:height="11.236cm" xlink:href=".." xlink:type="simple" chart:class="chart:scatter" chart:style-name="ch1">
        <chart:legend chart:legend-position="end" svg:x="16.507cm" svg:y="5.319cm" style:legend-expansion="high" chart:style-name="ch2"/>
        <chart:plot-area chart:style-name="ch3" table:cell-range-address="valeurstan.A1:valeurstan.B26" chart:data-source-has-labels="row" svg:x="0.384cm" svg:y="0.224cm" svg:width="15.739cm" svg:height="10.788cm">
          <chartooo:coordinate-region svg:x="0.53cm" svg:y="0.423cm" svg:width="15.499cm" svg:height="9.9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tan.B2:valeurstan.B26" chart:label-cell-address="valeurstan.B1:valeurstan.B1" chart:class="chart:scatter">
            <chart:domain table:cell-range-address="valeurstan.A2:valeurstan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TAN</text:p>
                <draw:g>
                  <svg:desc>valeurstan.B1:valeursta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053465">
                <text:p>-1.5053465</text:p>
                <draw:g>
                  <svg:desc>valeurstan.A2:valeurstan.A26</svg:desc>
                </draw:g>
              </table:table-cell>
              <table:table-cell office:value-type="float" office:value="3">
                <text:p>3</text:p>
                <draw:g>
                  <svg:desc>valeurstan.B2:valeurstan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744469">
                <text:p>-1.3744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435472">
                <text:p>-1.2435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126475">
                <text:p>-1.1126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8174787">
                <text:p>-0.98174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08482">
                <text:p>-0.8508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1994853">
                <text:p>-0.7199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904886">
                <text:p>-0.58904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5814916">
                <text:p>-0.45814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724947">
                <text:p>-0.32724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9634977">
                <text:p>-0.19634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545007">
                <text:p>-0.06545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449625">
                <text:p>0.065449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634932">
                <text:p>0.1963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4902">
                <text:p>0.32724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814872">
                <text:p>0.45814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90484">
                <text:p>0.5890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994805">
                <text:p>0.71994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08477">
                <text:p>0.8508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17474">
                <text:p>0.9817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2647">
                <text:p>1.11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35467">
                <text:p>1.243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44464">
                <text:p>1.3744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53461">
                <text:p>1.5053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362457">
                <text:p>1.6362457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